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5cm"/>
    </style:style>
    <style:style style:name="gr2" style:family="graphic" style:parent-style-name="standard">
      <style:graphic-properties draw:stroke="none" svg:stroke-color="#000000" draw:fill="none" draw:fill-color="#ffffff" fo:min-height="5.5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1" style:family="graphic" style:parent-style-name="standard">
      <style:graphic-properties draw:stroke="none" svg:stroke-color="#000000" draw:fill="none" draw:fill-color="#ffffff" fo:min-height="1.577cm"/>
    </style:style>
    <style:style style:name="gr12" style:family="graphic" style:parent-style-name="standard">
      <style:graphic-properties draw:stroke="none" svg:stroke-color="#000000" draw:fill="none" draw:fill-color="#ffffff" fo:min-height="1.971cm"/>
    </style:style>
    <style:style style:name="gr13" style:family="graphic" style:parent-style-name="standard">
      <style:graphic-properties draw:stroke="none" svg:stroke-color="#000000" draw:fill="none" draw:fill-color="#ffffff" fo:min-height="2.365cm"/>
    </style:style>
    <style:style style:name="gr14" style:family="graphic" style:parent-style-name="standard">
      <style:graphic-properties draw:stroke="none" svg:stroke-color="#000000" draw:fill="none" draw:fill-color="#ffffff" fo:min-height="1.553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891cm" fo:min-width="3.253cm"/>
    </style:style>
    <style:style style:name="gr16" style:family="graphic" style:parent-style-name="standard">
      <style:graphic-properties draw:stroke="none" svg:stroke-color="#000000" draw:fill="none" draw:fill-color="#ffffff" fo:min-height="3.79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21" style:family="graphic" style:parent-style-name="standard">
      <style:graphic-properties draw:textarea-vertical-align="middle" draw:auto-grow-height="false" fo:min-height="1.74cm" fo:min-width="1.4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28" style:family="graphic" style:parent-style-name="standard">
      <style:graphic-properties draw:textarea-vertical-align="middle" draw:auto-grow-height="false" fo:min-height="2cm" fo:min-width="1.78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435cm" svg:height="0.962cm" svg:x="1cm" svg:y="1.245cm">
          <draw:text-box>
            <text:p>State Transition Diagram for Four-Sample FIR</text:p>
          </draw:text-box>
        </draw:frame>
        <draw:frame draw:style-name="gr2" draw:text-style-name="P1" draw:layer="layout" svg:width="3.046cm" svg:height="5.84cm" svg:x="17.546cm" svg:y="1.001cm">
          <draw:text-box>
            <text:p><text:span text:style-name="T1">Joe Mynhier</text:span></text:p>
            <text:p><text:span text:style-name="T1">ECE337</text:span></text:p>
            <text:p><text:span text:style-name="T1">Section 4</text:span></text:p>
            <text:p><text:span text:style-name="T1">Thu. 2:30</text:span></text:p>
            <text:p><text:span text:style-name="T1">Lab 5</text:span></text:p>
          </draw:text-box>
        </draw:frame>
        <draw:custom-shape draw:style-name="gr3" draw:text-style-name="P2" draw:layer="layout" svg:width="3.048cm" svg:height="3.048cm" svg:x="8.095cm" svg:y="15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4.884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2.303cm" svg:y="1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.275cm" svg:y="9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0.876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8.3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1.822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4.959cm" svg:y="3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7.009cm" svg:y="6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7.059cm" svg:y="10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912cm" svg:height="0.962cm" svg:x="8.653cm" svg:y="15.984cm">
          <draw:text-box>
            <text:p>IDLE</text:p>
          </draw:text-box>
        </draw:frame>
        <draw:frame draw:style-name="gr5" draw:layer="layout" svg:width="2.678cm" svg:height="0.962cm" svg:x="5.131cm" svg:y="15.293cm">
          <draw:text-box>
            <text:p>STORE</text:p>
          </draw:text-box>
        </draw:frame>
        <draw:frame draw:style-name="gr6" draw:layer="layout" svg:width="2.267cm" svg:height="0.962cm" svg:x="2.86cm" svg:y="12.963cm">
          <draw:text-box>
            <text:p>ZERO</text:p>
          </draw:text-box>
        </draw:frame>
        <draw:frame draw:style-name="gr7" draw:layer="layout" svg:width="2.606cm" svg:height="0.962cm" svg:x="1.552cm" svg:y="9.544cm">
          <draw:text-box>
            <text:p>SORT1</text:p>
          </draw:text-box>
        </draw:frame>
        <draw:frame draw:style-name="gr7" draw:layer="layout" svg:width="2.606cm" svg:height="0.962cm" svg:x="1.154cm" svg:y="6.153cm">
          <draw:text-box>
            <text:p>SORT2</text:p>
          </draw:text-box>
        </draw:frame>
        <draw:frame draw:style-name="gr8" draw:layer="layout" svg:width="2.191cm" svg:height="0.962cm" svg:x="8.861cm" svg:y="2.578cm">
          <draw:text-box>
            <text:p>MUL1</text:p>
          </draw:text-box>
        </draw:frame>
        <draw:frame draw:style-name="gr9" draw:layer="layout" svg:width="2.335cm" svg:height="0.962cm" svg:x="7.554cm" svg:y="10.291cm">
          <draw:text-box>
            <text:p>EIDLE</text:p>
          </draw:text-box>
        </draw:frame>
        <draw:frame draw:style-name="gr8" draw:layer="layout" svg:width="2.191cm" svg:height="0.962cm" svg:x="12.316cm" svg:y="2.361cm">
          <draw:text-box>
            <text:p>ADD1</text:p>
          </draw:text-box>
        </draw:frame>
        <draw:frame draw:style-name="gr8" draw:layer="layout" svg:width="2.191cm" svg:height="0.962cm" svg:x="15.454cm" svg:y="3.729cm">
          <draw:text-box>
            <text:p>MUL2</text:p>
          </draw:text-box>
        </draw:frame>
        <draw:frame draw:style-name="gr10" draw:layer="layout" svg:width="2.157cm" svg:height="0.962cm" svg:x="17.566cm" svg:y="6.272cm">
          <draw:text-box>
            <text:p>SUB1</text:p>
          </draw:text-box>
        </draw:frame>
        <draw:frame draw:style-name="gr11" draw:text-style-name="P3" draw:layer="layout" svg:width="3.078cm" svg:height="1.827cm" svg:x="4.943cm" svg:y="16.07cm">
          <draw:text-box>
            <text:p text:style-name="P2"><text:span text:style-name="T2">op = Load</text:span></text:p>
            <text:p text:style-name="P2"><text:span text:style-name="T2">modwait </text:span></text:p>
            <text:p text:style-name="P2"><text:span text:style-name="T2">dest = 5 </text:span></text:p>
            <text:p text:style-name="P2"><text:span text:style-name="T2"><text:s/></text:span></text:p>
          </draw:text-box>
        </draw:frame>
        <draw:frame draw:style-name="gr12" draw:text-style-name="P3" draw:layer="layout" svg:width="3.327cm" svg:height="2.615cm" svg:x="2.285cm" svg:y="13.455cm">
          <draw:text-box>
            <text:p text:style-name="P2"><text:span text:style-name="T2">op = Sub</text:span></text:p>
            <text:p text:style-name="P2"><text:span text:style-name="T2">src1 = 0, src2 = 0</text:span></text:p>
            <text:p text:style-name="P2"><text:span text:style-name="T2">modwait </text:span></text:p>
            <text:p text:style-name="P2"><text:span text:style-name="T2">Dest = 0</text:span></text:p>
            <text:p text:style-name="P2"><text:span text:style-name="T2">cnt_up </text:span></text:p>
            <text:p text:style-name="P2"><text:span text:style-name="T2"/></text:p>
          </draw:text-box>
        </draw:frame>
        <draw:frame draw:style-name="gr11" draw:text-style-name="P3" draw:layer="layout" svg:width="3.078cm" svg:height="1.827cm" svg:x="1.427cm" svg:y="10.197cm">
          <draw:text-box>
            <text:p text:style-name="P2"><text:span text:style-name="T2">op = Copy</text:span></text:p>
            <text:p text:style-name="P2"><text:span text:style-name="T2">src1 = 2 </text:span></text:p>
            <text:p text:style-name="P2"><text:span text:style-name="T2">modwait </text:span></text:p>
            <text:p text:style-name="P2"><text:span text:style-name="T2">dest = 1 </text:span></text:p>
          </draw:text-box>
        </draw:frame>
        <draw:frame draw:style-name="gr11" draw:text-style-name="P3" draw:layer="layout" svg:width="3.078cm" svg:height="1.827cm" svg:x="0.935cm" svg:y="6.838cm">
          <draw:text-box>
            <text:p text:style-name="P2"><text:span text:style-name="T2">op = Copy</text:span></text:p>
            <text:p text:style-name="P2"><text:span text:style-name="T2">src1 = 3</text:span></text:p>
            <text:p text:style-name="P2"><text:span text:style-name="T2">modwait </text:span></text:p>
            <text:p text:style-name="P2"><text:span text:style-name="T2">Dest = 2 </text:span></text:p>
          </draw:text-box>
        </draw:frame>
        <draw:frame draw:style-name="gr13" draw:text-style-name="P3" draw:layer="layout" svg:width="3.327cm" svg:height="2.615cm" svg:x="8.398cm" svg:y="3.295cm">
          <draw:text-box>
            <text:p text:style-name="P2"><text:span text:style-name="T2">op = Mul</text:span></text:p>
            <text:p text:style-name="P2"><text:span text:style-name="T2">src1 = 1, src2 = 6</text:span></text:p>
            <text:p text:style-name="P2"><text:span text:style-name="T2">modwait </text:span></text:p>
            <text:p text:style-name="P2"><text:span text:style-name="T2">dest = 10 <text:s/></text:span></text:p>
          </draw:text-box>
        </draw:frame>
        <draw:frame draw:style-name="gr13" draw:text-style-name="P3" draw:layer="layout" svg:width="3.55cm" svg:height="2.615cm" svg:x="11.576cm" svg:y="3.17cm">
          <draw:text-box>
            <text:p text:style-name="P2"><text:span text:style-name="T2">op = Add</text:span></text:p>
            <text:p text:style-name="P2"><text:span text:style-name="T2">src1 = 0, src2 = 10</text:span></text:p>
            <text:p text:style-name="P2"><text:span text:style-name="T2">modwait </text:span></text:p>
            <text:p text:style-name="P2"><text:span text:style-name="T2">dest = 0 <text:s/></text:span></text:p>
          </draw:text-box>
        </draw:frame>
        <draw:frame draw:style-name="gr11" draw:text-style-name="P3" draw:layer="layout" svg:width="3.327cm" svg:height="1.827cm" svg:x="14.87cm" svg:y="4.382cm">
          <draw:text-box>
            <text:p text:style-name="P2"><text:span text:style-name="T2">op = Mul</text:span></text:p>
            <text:p text:style-name="P2"><text:span text:style-name="T2">src1 = 2, src2 = 7</text:span></text:p>
            <text:p text:style-name="P2"><text:span text:style-name="T2">modwait </text:span></text:p>
            <text:p text:style-name="P2"><text:span text:style-name="T2">dest = 10 </text:span></text:p>
          </draw:text-box>
        </draw:frame>
        <draw:frame draw:style-name="gr12" draw:text-style-name="P3" draw:layer="layout" svg:width="3.506cm" svg:height="2.221cm" svg:x="16.801cm" svg:y="6.894cm">
          <draw:text-box>
            <text:p text:style-name="P2"><text:span text:style-name="T2">op = Sub</text:span></text:p>
            <text:p text:style-name="P2"><text:span text:style-name="T2">src1 = 0, src2 = 10</text:span></text:p>
            <text:p text:style-name="P2"><text:span text:style-name="T2">modwait </text:span></text:p>
            <text:p text:style-name="P2"><text:span text:style-name="T2">dest = 0 </text:span></text:p>
          </draw:text-box>
        </draw:frame>
        <draw:frame draw:style-name="gr14" draw:text-style-name="P3" draw:layer="layout" svg:width="3.078cm" svg:height="1.803cm" svg:x="7.149cm" svg:y="11.566cm">
          <draw:text-box>
            <text:p text:style-name="P2"><text:span text:style-name="T2">error</text:span></text:p>
          </draw:text-box>
        </draw:frame>
        <draw:custom-shape draw:style-name="gr15" draw:text-style-name="P2" draw:layer="layout" svg:width="3.753cm" svg:height="4.141cm" svg:x="12.435cm" svg:y="8.39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3.762cm" svg:height="4.043cm" svg:x="12.497cm" svg:y="8.426cm">
          <draw:text-box>
            <text:p><text:span text:style-name="T1">Op codes:</text:span></text:p>
            <text:p><text:span text:style-name="T1">NoOp = 000</text:span></text:p>
            <text:p><text:span text:style-name="T1">Copy = 001</text:span></text:p>
            <text:p><text:span text:style-name="T1">Load1 = 010</text:span></text:p>
            <text:p><text:span text:style-name="T1">Load2 = 011</text:span></text:p>
            <text:p><text:span text:style-name="T1">Add = 100</text:span></text:p>
            <text:p><text:span text:style-name="T1">Sub = 101</text:span></text:p>
            <text:p><text:span text:style-name="T1">Mul = <text:s/>110</text:span></text:p>
          </draw:text-box>
        </draw:frame>
        <draw:g>
          <draw:line draw:style-name="gr17" draw:text-style-name="P2" draw:layer="layout" svg:x1="8.834cm" svg:y1="14.119cm" svg:x2="9.596cm" svg:y2="14.881cm">
            <text:p/>
          </draw:line>
          <draw:line draw:style-name="gr17" draw:text-style-name="P2" draw:layer="layout" svg:x1="9.088cm" svg:y1="14.881cm" svg:x2="9.596cm" svg:y2="14.881cm">
            <text:p/>
          </draw:line>
          <draw:line draw:style-name="gr18" draw:text-style-name="P2" draw:layer="layout" svg:x1="9.088cm" svg:y1="14.881cm" svg:x2="9.723cm" svg:y2="15.643cm">
            <text:p/>
          </draw:line>
          <draw:frame draw:style-name="gr19" draw:text-style-name="P1" draw:layer="layout" svg:width="1.524cm" svg:height="0.885cm" svg:x="7.691cm" svg:y="13.869cm">
            <draw:text-box>
              <text:p><text:span text:style-name="T1">nRst</text:span></text:p>
            </draw:text-box>
          </draw:frame>
        </draw:g>
        <draw:custom-shape draw:style-name="gr3" draw:text-style-name="P2" draw:layer="layout" svg:width="3.048cm" svg:height="3.048cm" svg:x="1.5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2.606cm" svg:height="0.962cm" svg:x="1.838cm" svg:y="2.609cm">
          <draw:text-box>
            <text:p>SORT3</text:p>
          </draw:text-box>
        </draw:frame>
        <draw:frame draw:style-name="gr11" draw:text-style-name="P3" draw:layer="layout" svg:width="3.078cm" svg:height="1.827cm" svg:x="1.619cm" svg:y="3.294cm">
          <draw:text-box>
            <text:p text:style-name="P2"><text:span text:style-name="T2">op = Copy</text:span></text:p>
            <text:p text:style-name="P2"><text:span text:style-name="T2">src1 = 4</text:span></text:p>
            <text:p text:style-name="P2"><text:span text:style-name="T2">modwait </text:span></text:p>
            <text:p text:style-name="P2"><text:span text:style-name="T2">Dest = 3 </text:span></text:p>
          </draw:text-box>
        </draw:frame>
        <draw:custom-shape draw:style-name="gr3" draw:text-style-name="P2" draw:layer="layout" svg:width="3.048cm" svg:height="3.048cm" svg:x="5.00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2.606cm" svg:height="0.962cm" svg:x="5.284cm" svg:y="2.609cm">
          <draw:text-box>
            <text:p>SORT4</text:p>
          </draw:text-box>
        </draw:frame>
        <draw:frame draw:style-name="gr11" draw:text-style-name="P3" draw:layer="layout" svg:width="3.078cm" svg:height="1.827cm" svg:x="5.065cm" svg:y="3.294cm">
          <draw:text-box>
            <text:p text:style-name="P2"><text:span text:style-name="T2">op = Copy</text:span></text:p>
            <text:p text:style-name="P2"><text:span text:style-name="T2">src1 = 5</text:span></text:p>
            <text:p text:style-name="P2"><text:span text:style-name="T2">modwait </text:span></text:p>
            <text:p text:style-name="P2"><text:span text:style-name="T2">Dest = 4 </text:span></text:p>
          </draw:text-box>
        </draw:frame>
        <draw:custom-shape draw:style-name="gr3" draw:text-style-name="P2" draw:layer="layout" svg:width="3.048cm" svg:height="3.048cm" svg:x="17.754cm" svg:y="9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191cm" svg:height="0.962cm" svg:x="18.217cm" svg:y="9.76cm">
          <draw:text-box>
            <text:p>MUL3</text:p>
          </draw:text-box>
        </draw:frame>
        <draw:frame draw:style-name="gr11" draw:text-style-name="P3" draw:layer="layout" svg:width="3.327cm" svg:height="1.827cm" svg:x="17.6cm" svg:y="10.29cm">
          <draw:text-box>
            <text:p text:style-name="P2"><text:span text:style-name="T2">op = Mul</text:span></text:p>
            <text:p text:style-name="P2"><text:span text:style-name="T2">src1 = 3, src2 = 8</text:span></text:p>
            <text:p text:style-name="P2"><text:span text:style-name="T2">modwait </text:span></text:p>
            <text:p text:style-name="P2"><text:span text:style-name="T2">dest = 6 <text:s/></text:span></text:p>
          </draw:text-box>
        </draw:frame>
        <draw:custom-shape draw:style-name="gr3" draw:text-style-name="P2" draw:layer="layout" svg:width="3.048cm" svg:height="3.048cm" svg:x="17.453cm" svg:y="1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191cm" svg:height="0.962cm" svg:x="17.947cm" svg:y="12.933cm">
          <draw:text-box>
            <text:p>ADD2</text:p>
          </draw:text-box>
        </draw:frame>
        <draw:frame draw:style-name="gr13" draw:text-style-name="P3" draw:layer="layout" svg:width="3.484cm" svg:height="2.615cm" svg:x="17.22cm" svg:y="13.742cm">
          <draw:text-box>
            <text:p text:style-name="P2"><text:span text:style-name="T2">op = Add</text:span></text:p>
            <text:p text:style-name="P2"><text:span text:style-name="T2">src1 = 0, src2 = 10</text:span></text:p>
            <text:p text:style-name="P2"><text:span text:style-name="T2">modwait </text:span></text:p>
            <text:p text:style-name="P2"><text:span text:style-name="T2">dest = 0 <text:s/></text:span></text:p>
          </draw:text-box>
        </draw:frame>
        <draw:custom-shape draw:style-name="gr3" draw:text-style-name="P2" draw:layer="layout" svg:width="3.048cm" svg:height="3.048cm" svg:x="14.895cm" svg:y="1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191cm" svg:height="0.962cm" svg:x="15.358cm" svg:y="15.201cm">
          <draw:text-box>
            <text:p>MUL4</text:p>
          </draw:text-box>
        </draw:frame>
        <draw:frame draw:style-name="gr13" draw:text-style-name="P3" draw:layer="layout" svg:width="3.327cm" svg:height="2.615cm" svg:x="14.895cm" svg:y="15.918cm">
          <draw:text-box>
            <text:p text:style-name="P2"><text:span text:style-name="T2">op = Mul</text:span></text:p>
            <text:p text:style-name="P2"><text:span text:style-name="T2">src1 = 4, src2 = 9</text:span></text:p>
            <text:p text:style-name="P2"><text:span text:style-name="T2">modwait </text:span></text:p>
            <text:p text:style-name="P2"><text:span text:style-name="T2">dest = 10 <text:s/></text:span></text:p>
          </draw:text-box>
        </draw:frame>
        <draw:custom-shape draw:style-name="gr3" draw:text-style-name="P2" draw:layer="layout" svg:width="3.048cm" svg:height="3.048cm" svg:x="11.536cm" svg:y="1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.157cm" svg:height="0.962cm" svg:x="12.093cm" svg:y="15.73cm">
          <draw:text-box>
            <text:p>SUB2</text:p>
          </draw:text-box>
        </draw:frame>
        <draw:frame draw:style-name="gr12" draw:text-style-name="P3" draw:layer="layout" svg:width="3.562cm" svg:height="2.221cm" svg:x="11.333cm" svg:y="16.352cm">
          <draw:text-box>
            <text:p text:style-name="P2"><text:span text:style-name="T2">op = Sub</text:span></text:p>
            <text:p text:style-name="P2"><text:span text:style-name="T2">src1 = 0, src2 = 10</text:span></text:p>
            <text:p text:style-name="P2"><text:span text:style-name="T2">modwait </text:span></text:p>
            <text:p text:style-name="P2"><text:span text:style-name="T2">dest = 0 </text:span></text:p>
          </draw:text-box>
        </draw:frame>
        <draw:line draw:style-name="gr18" draw:text-style-name="P2" draw:layer="layout" svg:x1="8.523cm" svg:y1="18.275cm" svg:x2="7.54cm" svg:y2="17.651cm">
          <text:p/>
        </draw:line>
        <draw:line draw:style-name="gr18" draw:text-style-name="P2" draw:layer="layout" svg:x1="4.884cm" svg:y1="16.518cm" svg:x2="3.855cm" svg:y2="15.578cm">
          <text:p/>
        </draw:line>
        <draw:line draw:style-name="gr18" draw:text-style-name="P2" draw:layer="layout" svg:x1="2.303cm" svg:y1="14.061cm" svg:x2="1.719cm" svg:y2="11.793cm">
          <text:p/>
        </draw:line>
        <draw:frame draw:style-name="gr20" draw:text-style-name="P1" draw:layer="layout" svg:width="0.879cm" svg:height="0.725cm" svg:x="7.238cm" svg:y="17.803cm">
          <draw:text-box>
            <text:p><text:span text:style-name="T1">dr</text:span></text:p>
          </draw:text-box>
        </draw:frame>
        <draw:custom-shape draw:style-name="gr21" draw:text-style-name="P2" draw:layer="layout" svg:width="1.965cm" svg:height="1.989cm" svg:x="9.903cm" svg:y="14.647cm">
          <text:p/>
          <draw:enhanced-geometry svg:viewBox="0 0 21600 21600" draw:text-areas="0 0 21600 21600" draw:type="circular-arrow" draw:modifiers="180 65.503521037903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1" draw:layer="layout" svg:width="1.941cm" svg:height="0.725cm" svg:x="9.997cm" svg:y="14.913cm">
          <draw:text-box>
            <text:p><text:span text:style-name="T1">!dr &amp; !lc</text:span></text:p>
          </draw:text-box>
        </draw:frame>
        <draw:line draw:style-name="gr18" draw:text-style-name="P2" draw:layer="layout" svg:x1="7.049cm" svg:y1="15.081cm" svg:x2="8.428cm" svg:y2="13.123cm">
          <text:p/>
        </draw:line>
        <draw:frame draw:style-name="gr23" draw:text-style-name="P1" draw:layer="layout" svg:width="0.997cm" svg:height="0.725cm" svg:x="7.353cm" svg:y="14.568cm">
          <draw:text-box>
            <text:p><text:span text:style-name="T1">!dr</text:span></text:p>
          </draw:text-box>
        </draw:frame>
        <draw:line draw:style-name="gr18" draw:text-style-name="P2" draw:layer="layout" svg:x1="7.059cm" svg:y1="11.642cm" svg:x2="6.425cm" svg:y2="14.952cm">
          <text:p/>
        </draw:line>
        <draw:frame draw:style-name="gr20" draw:text-style-name="P1" draw:layer="layout" svg:width="0.879cm" svg:height="0.725cm" svg:x="6.062cm" svg:y="11.3cm">
          <draw:text-box>
            <text:p><text:span text:style-name="T1">dr</text:span></text:p>
          </draw:text-box>
        </draw:frame>
        <draw:custom-shape draw:style-name="gr21" draw:text-style-name="P2" draw:layer="layout" svg:width="1.965cm" svg:height="1.989cm" svg:x="8.98cm" svg:y="9.12cm">
          <text:p/>
          <draw:enhanced-geometry svg:viewBox="0 0 21600 21600" draw:text-areas="0 0 21600 21600" draw:type="circular-arrow" draw:modifiers="180 72.783911126025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3" draw:text-style-name="P1" draw:layer="layout" svg:width="0.997cm" svg:height="0.725cm" svg:x="9.559cm" svg:y="9.566cm">
          <draw:text-box>
            <text:p><text:span text:style-name="T1">!dr</text:span></text:p>
          </draw:text-box>
        </draw:frame>
        <draw:line draw:style-name="gr18" draw:text-style-name="P2" draw:layer="layout" svg:x1="1.757cm" svg:y1="9.676cm" svg:x2="1.398cm" svg:y2="8.391cm">
          <text:p/>
        </draw:line>
        <draw:line draw:style-name="gr18" draw:text-style-name="P2" draw:layer="layout" svg:x1="1.341cm" svg:y1="6.153cm" svg:x2="1.56cm" svg:y2="3.761cm">
          <text:p/>
        </draw:line>
        <draw:line draw:style-name="gr18" draw:text-style-name="P2" draw:layer="layout" svg:x1="4.157cm" svg:y1="2.609cm" svg:x2="5.442cm" svg:y2="2.609cm">
          <text:p/>
        </draw:line>
        <draw:line draw:style-name="gr18" draw:text-style-name="P2" draw:layer="layout" svg:x1="7.616cm" svg:y1="2.609cm" svg:x2="8.861cm" svg:y2="2.578cm">
          <text:p/>
        </draw:line>
        <draw:line draw:style-name="gr18" draw:text-style-name="P2" draw:layer="layout" svg:x1="11.052cm" svg:y1="2.578cm" svg:x2="12.316cm" svg:y2="2.608cm">
          <text:p/>
        </draw:line>
        <draw:line draw:style-name="gr18" draw:text-style-name="P2" draw:layer="layout" svg:x1="12.246cm" svg:y1="4.857cm" svg:x2="7.554cm" svg:y2="10.508cm">
          <text:p/>
        </draw:line>
        <draw:line draw:style-name="gr18" draw:text-style-name="P2" draw:layer="layout" svg:x1="14.4cm" svg:y1="2.589cm" svg:x2="15.818cm" svg:y2="3.729cm">
          <text:p/>
        </draw:line>
        <draw:frame draw:style-name="gr24" draw:text-style-name="P1" draw:layer="layout" svg:width="0.714cm" svg:height="0.725cm" svg:x="11.263cm" svg:y="4.53cm">
          <draw:text-box>
            <text:p><text:span text:style-name="T1">v</text:span></text:p>
          </draw:text-box>
        </draw:frame>
        <draw:frame draw:style-name="gr25" draw:text-style-name="P1" draw:layer="layout" svg:width="0.832cm" svg:height="0.725cm" svg:x="14.665cm" svg:y="2.207cm">
          <draw:text-box>
            <text:p><text:span text:style-name="T1">!v</text:span></text:p>
          </draw:text-box>
        </draw:frame>
        <draw:path draw:style-name="gr17" draw:text-style-name="P2" draw:layer="layout" svg:width="7.253cm" svg:height="1.21cm" draw:transform="rotate (3.1388001267866) translate (17.0056175264346cm 8.58125597401609cm)" svg:viewBox="0 0 7254 1211" svg:d="M0 1211c6803 0 7254-1211 7254-1211">
          <text:p/>
        </draw:path>
        <draw:line draw:style-name="gr18" draw:text-style-name="P2" draw:layer="layout" svg:x1="18.007cm" svg:y1="5.046cm" svg:x2="18.54cm" svg:y2="6.117cm">
          <text:p/>
        </draw:line>
        <draw:line draw:style-name="gr18" draw:text-style-name="P2" draw:layer="layout" svg:x1="9.752cm" svg:y1="8.561cm" svg:x2="8.599cm" svg:y2="10.075cm">
          <text:p/>
        </draw:line>
        <draw:line draw:style-name="gr18" draw:text-style-name="P2" draw:layer="layout" svg:x1="20.057cm" svg:y1="7.635cm" svg:x2="20.408cm" svg:y2="9.903cm">
          <text:p/>
        </draw:line>
        <draw:frame draw:style-name="gr24" draw:text-style-name="P1" draw:layer="layout" svg:width="0.714cm" svg:height="0.725cm" svg:x="16.295cm" svg:y="6.645cm">
          <draw:text-box>
            <text:p><text:span text:style-name="T1">v</text:span></text:p>
          </draw:text-box>
        </draw:frame>
        <draw:frame draw:style-name="gr25" draw:text-style-name="P1" draw:layer="layout" svg:width="0.832cm" svg:height="0.725cm" svg:x="19.593cm" svg:y="8.664cm">
          <draw:text-box>
            <text:p><text:span text:style-name="T1">!v</text:span></text:p>
          </draw:text-box>
        </draw:frame>
        <draw:line draw:style-name="gr18" draw:text-style-name="P2" draw:layer="layout" svg:x1="20.354cm" svg:y1="12cm" svg:x2="20.138cm" svg:y2="13.248cm">
          <text:p/>
        </draw:line>
        <draw:line draw:style-name="gr18" draw:text-style-name="P2" draw:layer="layout" svg:x1="17.947cm" svg:y1="13.21cm" svg:x2="9.884cm" svg:y2="12.492cm">
          <text:p/>
        </draw:line>
        <draw:line draw:style-name="gr18" draw:text-style-name="P2" draw:layer="layout" svg:x1="19.674cm" svg:y1="15.667cm" svg:x2="17.784cm" svg:y2="17.122cm">
          <text:p/>
        </draw:line>
        <draw:frame draw:style-name="gr24" draw:text-style-name="P1" draw:layer="layout" svg:width="0.714cm" svg:height="0.725cm" svg:x="16.722cm" svg:y="13.21cm">
          <draw:text-box>
            <text:p><text:span text:style-name="T1">v</text:span></text:p>
          </draw:text-box>
        </draw:frame>
        <draw:frame draw:style-name="gr25" draw:text-style-name="P1" draw:layer="layout" svg:width="0.832cm" svg:height="0.725cm" svg:x="19.311cm" svg:y="15.667cm">
          <draw:text-box>
            <text:p><text:span text:style-name="T1">!v</text:span></text:p>
          </draw:text-box>
        </draw:frame>
        <draw:line draw:style-name="gr18" draw:text-style-name="P2" draw:layer="layout" svg:x1="15.819cm" svg:y1="17.764cm" svg:x2="14.061cm" svg:y2="18.294cm">
          <text:p/>
        </draw:line>
        <draw:line draw:style-name="gr18" draw:text-style-name="P2" draw:layer="layout" svg:x1="13.834cm" svg:y1="15.73cm" svg:x2="9.469cm" svg:y2="12.87cm">
          <text:p/>
        </draw:line>
        <draw:line draw:style-name="gr18" draw:text-style-name="P2" draw:layer="layout" svg:x1="12.266cm" svg:y1="18.445cm" svg:x2="10.489cm" svg:y2="18.407cm">
          <text:p/>
        </draw:line>
        <draw:frame draw:style-name="gr25" draw:text-style-name="P1" draw:layer="layout" svg:width="0.832cm" svg:height="0.725cm" svg:x="11.752cm" svg:y="18.407cm">
          <draw:text-box>
            <text:p><text:span text:style-name="T1">!v</text:span></text:p>
          </draw:text-box>
        </draw:frame>
        <draw:frame draw:style-name="gr24" draw:text-style-name="P1" draw:layer="layout" svg:width="0.714cm" svg:height="0.725cm" svg:x="13.565cm" svg:y="15.005cm">
          <draw:text-box>
            <text:p><text:span text:style-name="T1">v</text:span></text:p>
          </draw:text-box>
        </draw:frame>
        <draw:custom-shape draw:style-name="gr3" draw:text-style-name="P2" draw:layer="layout" svg:width="3.048cm" svg:height="3.048cm" svg:x="3.931cm" svg:y="1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layer="layout" svg:width="2.989cm" svg:height="1.673cm" svg:x="3.99cm" svg:y="19.448cm">
          <draw:text-box>
            <text:p>LOADF0</text:p>
          </draw:text-box>
        </draw:frame>
        <draw:frame draw:style-name="gr11" draw:text-style-name="P3" draw:layer="layout" svg:width="3.078cm" svg:height="2.221cm" svg:x="3.99cm" svg:y="20.225cm">
          <draw:text-box>
            <text:p text:style-name="P2"><text:span text:style-name="T2">op = Load</text:span></text:p>
            <text:p text:style-name="P2"><text:span text:style-name="T2">modwait </text:span></text:p>
            <text:p text:style-name="P2"><text:span text:style-name="T2">dest = 9</text:span></text:p>
            <text:p text:style-name="P2"><text:span text:style-name="T2">clear </text:span></text:p>
            <text:p text:style-name="P2"><text:span text:style-name="T2"><text:s/></text:span></text:p>
          </draw:text-box>
        </draw:frame>
        <draw:custom-shape draw:style-name="gr3" draw:text-style-name="P2" draw:layer="layout" svg:width="3.048cm" svg:height="3.048cm" svg:x="1.267cm" svg:y="22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layer="layout" svg:width="2.989cm" svg:height="1.673cm" svg:x="1.326cm" svg:y="22.361cm">
          <draw:text-box>
            <text:p>WAITF1</text:p>
          </draw:text-box>
        </draw:frame>
        <draw:frame draw:style-name="gr11" draw:text-style-name="P3" draw:layer="layout" svg:width="3.078cm" svg:height="1.827cm" svg:x="1.326cm" svg:y="23.138cm">
          <draw:text-box>
            <text:p text:style-name="P2"><text:span text:style-name="T2"><text:s/></text:span></text:p>
          </draw:text-box>
        </draw:frame>
        <draw:custom-shape draw:style-name="gr3" draw:text-style-name="P2" draw:layer="layout" svg:width="3.048cm" svg:height="3.048cm" svg:x="8.773cm" svg:y="2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89cm" svg:height="0.962cm" svg:x="8.931cm" svg:y="24.103cm">
          <draw:text-box>
            <text:p>WAITF2</text:p>
          </draw:text-box>
        </draw:frame>
        <draw:custom-shape draw:style-name="gr3" draw:text-style-name="P2" draw:layer="layout" svg:width="3.048cm" svg:height="3.048cm" svg:x="16.055cm" svg:y="2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866cm" svg:height="0.962cm" svg:x="16.141cm" svg:y="22.44cm">
          <draw:text-box>
            <text:p>WAITF3</text:p>
          </draw:text-box>
        </draw:frame>
        <draw:custom-shape draw:style-name="gr3" draw:text-style-name="P2" draw:layer="layout" svg:width="3.048cm" svg:height="3.048cm" svg:x="11.896cm" svg:y="1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989cm" svg:height="0.962cm" svg:x="11.955cm" svg:y="19.473cm">
          <draw:text-box>
            <text:p>LOADF3</text:p>
          </draw:text-box>
        </draw:frame>
        <draw:frame draw:style-name="gr11" draw:text-style-name="P3" draw:layer="layout" svg:width="3.078cm" svg:height="1.827cm" svg:x="11.955cm" svg:y="20.25cm">
          <draw:text-box>
            <text:p text:style-name="P2"><text:span text:style-name="T2">op = Load</text:span></text:p>
            <text:p text:style-name="P2"><text:span text:style-name="T2">modwait </text:span></text:p>
            <text:p text:style-name="P2"><text:span text:style-name="T2">dest = 6 </text:span></text:p>
            <text:p text:style-name="P2"><text:span text:style-name="T2"><text:s/></text:span></text:p>
          </draw:text-box>
        </draw:frame>
        <draw:custom-shape draw:style-name="gr3" draw:text-style-name="P2" draw:layer="layout" svg:width="3.048cm" svg:height="3.048cm" svg:x="4.937cm" svg:y="2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989cm" svg:height="0.962cm" svg:x="4.996cm" svg:y="23.891cm">
          <draw:text-box>
            <text:p>LOADF1</text:p>
          </draw:text-box>
        </draw:frame>
        <draw:frame draw:style-name="gr11" draw:text-style-name="P3" draw:layer="layout" svg:width="3.078cm" svg:height="1.827cm" svg:x="4.996cm" svg:y="24.668cm">
          <draw:text-box>
            <text:p text:style-name="P2"><text:span text:style-name="T2">op = Load</text:span></text:p>
            <text:p text:style-name="P2"><text:span text:style-name="T2">modwait </text:span></text:p>
            <text:p text:style-name="P2"><text:span text:style-name="T2">dest = 8 </text:span></text:p>
            <text:p text:style-name="P2"><text:span text:style-name="T2"><text:s/></text:span></text:p>
          </draw:text-box>
        </draw:frame>
        <draw:custom-shape draw:style-name="gr3" draw:text-style-name="P2" draw:layer="layout" svg:width="3.048cm" svg:height="3.048cm" svg:x="12.716cm" svg:y="2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layer="layout" svg:width="2.989cm" svg:height="1.673cm" svg:x="12.775cm" svg:y="23.707cm">
          <draw:text-box>
            <text:p>LOADF2</text:p>
          </draw:text-box>
        </draw:frame>
        <draw:frame draw:style-name="gr11" draw:text-style-name="P3" draw:layer="layout" svg:width="3.078cm" svg:height="1.827cm" svg:x="12.775cm" svg:y="24.484cm">
          <draw:text-box>
            <text:p text:style-name="P2"><text:span text:style-name="T2">op = Load</text:span></text:p>
            <text:p text:style-name="P2"><text:span text:style-name="T2">modwait </text:span></text:p>
            <text:p text:style-name="P2"><text:span text:style-name="T2">dest = 7 </text:span></text:p>
            <text:p text:style-name="P2"><text:span text:style-name="T2"><text:s/></text:span></text:p>
          </draw:text-box>
        </draw:frame>
        <draw:line draw:style-name="gr18" draw:text-style-name="P2" draw:layer="layout" svg:x1="9.185cm" svg:y1="18.691cm" svg:x2="6.502cm" svg:y2="19.598cm">
          <text:p/>
        </draw:line>
        <draw:frame draw:style-name="gr27" draw:text-style-name="P1" draw:layer="layout" svg:width="0.807cm" svg:height="0.725cm" svg:x="8.487cm" svg:y="18.691cm">
          <draw:text-box>
            <text:p><text:span text:style-name="T1">lc</text:span></text:p>
          </draw:text-box>
        </draw:frame>
        <draw:line draw:style-name="gr18" draw:text-style-name="P2" draw:layer="layout" svg:x1="3.931cm" svg:y1="20.732cm" svg:x2="2.816cm" svg:y2="22.02cm">
          <text:p/>
        </draw:line>
        <draw:custom-shape draw:style-name="gr28" draw:text-style-name="P2" draw:layer="layout" svg:width="2.286cm" svg:height="2.249cm" svg:x="1cm" svg:y="24.53cm">
          <text:p/>
          <draw:enhanced-geometry svg:viewBox="0 0 21600 21600" draw:text-areas="0 0 21600 21600" draw:type="circular-arrow" draw:modifiers="-33.2574470865402 -129.10214187232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1" draw:layer="layout" svg:width="0.925cm" svg:height="0.725cm" svg:x="1.741cm" svg:y="25.344cm">
          <draw:text-box>
            <text:p><text:span text:style-name="T1">!lc</text:span></text:p>
          </draw:text-box>
        </draw:frame>
        <draw:custom-shape draw:style-name="gr28" draw:text-style-name="P2" draw:layer="layout" svg:width="2.286cm" svg:height="2.249cm" svg:x="8.597cm" svg:y="21.854cm">
          <text:p/>
          <draw:enhanced-geometry svg:viewBox="0 0 21600 21600" draw:text-areas="0 0 21600 21600" draw:type="circular-arrow" draw:modifiers="107.089744613753 31.928263445728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1" draw:layer="layout" svg:width="0.925cm" svg:height="0.725cm" svg:x="9.338cm" svg:y="22.668cm">
          <draw:text-box>
            <text:p><text:span text:style-name="T1">!lc</text:span></text:p>
          </draw:text-box>
        </draw:frame>
        <draw:custom-shape draw:style-name="gr28" draw:text-style-name="P2" draw:layer="layout" svg:width="2.286cm" svg:height="2.249cm" svg:x="16.648cm" svg:y="24.169cm">
          <text:p/>
          <draw:enhanced-geometry svg:viewBox="0 0 21600 21600" draw:text-areas="0 0 21600 21600" draw:type="circular-arrow" draw:modifiers="-33.2574470865402 -172.90793219566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1" draw:layer="layout" svg:width="0.925cm" svg:height="0.725cm" svg:x="17.389cm" svg:y="25.248cm">
          <draw:text-box>
            <text:p><text:span text:style-name="T1">!lc</text:span></text:p>
          </draw:text-box>
        </draw:frame>
        <draw:line draw:style-name="gr18" draw:text-style-name="P2" draw:layer="layout" svg:x1="3.856cm" svg:y1="24.682cm" svg:x2="4.937cm" svg:y2="25.098cm">
          <text:p/>
        </draw:line>
        <draw:frame draw:style-name="gr27" draw:text-style-name="P1" draw:layer="layout" svg:width="0.807cm" svg:height="0.725cm" svg:x="3.575cm" svg:y="24.854cm">
          <draw:text-box>
            <text:p><text:span text:style-name="T1">lc</text:span></text:p>
          </draw:text-box>
        </draw:frame>
        <draw:line draw:style-name="gr18" draw:text-style-name="P2" draw:layer="layout" svg:x1="7.522cm" svg:y1="26.175cm" svg:x2="9.28cm" svg:y2="26.44cm">
          <text:p/>
        </draw:line>
        <draw:frame draw:style-name="gr27" draw:text-style-name="P1" draw:layer="layout" svg:width="0.807cm" svg:height="0.725cm" svg:x="11.249cm" svg:y="26.364cm">
          <draw:text-box>
            <text:p><text:span text:style-name="T1">lc</text:span></text:p>
          </draw:text-box>
        </draw:frame>
        <draw:frame draw:style-name="gr30" draw:text-style-name="P1" draw:layer="layout" svg:width="0.807cm" svg:height="0.725cm" svg:x="16.055cm" svg:y="21.753cm">
          <draw:text-box>
            <text:p><text:span text:style-name="T1">lc</text:span></text:p>
          </draw:text-box>
        </draw:frame>
        <draw:line draw:style-name="gr18" draw:text-style-name="P2" draw:layer="layout" svg:x1="11.415cm" svg:y1="26.364cm" svg:x2="13.211cm" svg:y2="26.024cm">
          <text:p/>
        </draw:line>
        <draw:line draw:style-name="gr18" draw:text-style-name="P2" draw:layer="layout" svg:x1="15.764cm" svg:y1="24.947cm" svg:x2="16.367cm" svg:y2="24.512cm">
          <text:p/>
        </draw:line>
        <draw:line draw:style-name="gr18" draw:text-style-name="P2" draw:layer="layout" svg:x1="16.499cm" svg:y1="22.584cm" svg:x2="14.534cm" svg:y2="21.753cm">
          <text:p/>
        </draw:line>
        <draw:line draw:style-name="gr18" draw:text-style-name="P2" draw:layer="layout" svg:x1="12.36cm" svg:y1="19.598cm" svg:x2="9.601cm" svg:y2="18.691cm">
          <text:p/>
        </draw:line>
        <draw:frame draw:style-name="gr20" draw:text-style-name="P1" draw:layer="layout" svg:width="0.879cm" svg:height="0.725cm" svg:x="4.064cm" svg:y="16.225cm">
          <draw:text-box>
            <text:p><text:span text:style-name="T1">d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22T17:27:57.071610648</meta:creation-date>
    <dc:date>2016-09-27T19:06:54.824464016</dc:date>
    <dc:creator>Mentor Graphics</dc:creator>
    <meta:editing-duration>PT2H15M39S</meta:editing-duration>
    <meta:editing-cycles>29</meta:editing-cycles>
    <meta:generator>LibreOffice/4.3.7.2$Linux_X86_64 LibreOffice_project/430$Build-2</meta:generator>
    <meta:document-statistic meta:object-count="131"/>
  </office:meta>
</office:document-meta>
</file>